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57e43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Azione_20_attore" style:list-style-name="Numerazione_20_UC"/>
    <style:style style:name="T1" style:family="text">
      <style:text-properties officeooo:rsid="001d299a"/>
    </style:style>
    <style:style style:name="T2" style:family="text">
      <style:text-properties officeooo:rsid="00157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lista argom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1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74572" text:style-name="Numerazione_20_UC">
              <text:list-item text:start-value="1">
                <text:p text:style-name="P5">L'utente accede al forum </text:p>
                <text:p text:style-name="Azione_20_sistema"/>
              </text:list-item>
              <text:list-item>
                <text:p text:style-name="Azione_20_sistema">Il sistema genera la pagina con tutti gli argoment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a lista di argomenti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lista di eventi deve essere caricata entro 2 secondi</text:p>
          </table:table-cell>
        </table:table-row>
      </table:table>
      <text:p text:style-name="P3"/>
      <text:p text:style-name="P4"><text:span text:style-name="T2">UC_H_36_Visualizzazione lista argomenti forum: </text:span>Visualizzazione lista argomen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07:52.36</meta:creation-date>
    <meta:editing-duration>PT3S</meta:editing-duration>
    <meta:editing-cycles>9</meta:editing-cycles>
    <meta:generator>LibreOffice/3.6$Windows_x86 LibreOffice_project/da8c1e6-fd468f4-454e206-f42a4a9-143cfd</meta:generator>
    <dc:date>2012-10-22T23:36:15.72</dc:date>
    <meta:document-statistic meta:table-count="1" meta:image-count="0" meta:object-count="0" meta:page-count="1" meta:paragraph-count="18" meta:word-count="94" meta:character-count="650" meta:non-whitespace-character-count="574"/>
  </office:meta>
</office:document-meta>
</file>